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8886" officeooo:paragraph-rsid="00058886"/>
    </style:style>
    <style:style style:name="T1" style:family="text">
      <style:text-properties officeooo:rsid="00062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ing token on github and hardware (in case of ssh error)</text:p>
      <text:p text:style-name="P1">1) On GitHub: Settings/Developer settings/Personal access toke</text:p>
      <text:p text:style-name="P1">2) Generate new token</text:p>
      <text:p text:style-name="P1">3) Copy&amp;Save somewhere generated token</text:p>
      <text:p text:style-name="P1">4) On terminal: cd folder-where-you-want-to-“git push”</text:p>
      <text:p text:style-name="P1">5) git remote set-url origin https://&lt;token&gt;@github.com/&lt;git-url&gt;</text:p>
      <text:p text:style-name="P1"><text:s text:c="4"/>For ex.: git remote set-url origin https://ghjkbJHdcjb@github.com/di3po/<text:span text:style-name="T1">repoName</text:span>.git </text:p>
      <text:p text:style-name="P1"/>
      <text:p text:style-name="P1">Source: <text:a xlink:type="simple" xlink:href="https://iamnaran.medium.com/fixed-support-for-password-authentication-was-removed-628faf76057" text:style-name="Internet_20_link" text:visited-style-name="Visited_20_Internet_20_Link">https://iamnaran.medium.com/fixed-support-for-password-authentication-was-removed-628faf76057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6T13:13:58.135512501</meta:creation-date>
    <dc:date>2021-10-16T13:20:32.645667940</dc:date>
    <meta:editing-duration>PT6M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8" meta:word-count="48" meta:character-count="492" meta:non-whitespace-character-count="447"/>
  </office:meta>
</office:document-meta>
</file>